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day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Пояснение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 понедельника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 понедельника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5 понедельников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4 понедельника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5">00/00/0000</text:date>, <text:time style:data-style-name="N2" text:time-value="14:25:18.2644266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0T16:58:47.702531016</meta:creation-date>
    <dc:date>2020-09-25T14:26:47.588445319</dc:date>
    <meta:editing-duration>PT8M6S</meta:editing-duration>
    <meta:editing-cycles>3</meta:editing-cycles>
    <meta:generator>LibreOffice/6.4.5.2$Linux_X86_64 LibreOffice_project/40$Build-2</meta:generator>
    <meta:document-statistic meta:table-count="1" meta:cell-count="20" meta:object-count="0"/>
  </office:meta>
</office:document-meta>
</file>